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 style:master-page-name="First_20_Page">
      <style:table-properties style:width="19.001cm" style:page-number="auto" table:align="margins" style:writing-mode="lr-tb"/>
    </style:style>
    <style:style style:name="Table4.A" style:family="table-column">
      <style:table-column-properties style:column-width="11.728cm" style:rel-column-width="40453*"/>
    </style:style>
    <style:style style:name="Table4.B" style:family="table-column">
      <style:table-column-properties style:column-width="7.273cm" style:rel-column-width="25082*"/>
    </style:style>
    <style:style style:name="Table4.A1" style:family="table-cell">
      <style:table-cell-properties fo:padding="0.097cm" fo:border="none"/>
    </style:style>
    <style:style style:name="Table1" style:family="table">
      <style:table-properties style:width="19.001cm" table:align="margins" style:writing-mode="lr-tb"/>
    </style:style>
    <style:style style:name="Table1.A" style:family="table-column">
      <style:table-column-properties style:column-width="14.131cm" style:rel-column-width="48737*"/>
    </style:style>
    <style:style style:name="Table1.B" style:family="table-column">
      <style:table-column-properties style:column-width="4.87cm" style:rel-column-width="1679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001cm" table:align="margins" style:writing-mode="lr-tb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001cm" table:align="margins" style:writing-mode="lr-tb"/>
    </style:style>
    <style:style style:name="Table3.A" style:family="table-column">
      <style:table-column-properties style:column-width="13.404cm" style:rel-column-width="46232*"/>
    </style:style>
    <style:style style:name="Table3.B" style:family="table-column">
      <style:table-column-properties style:column-width="3.602cm" style:rel-column-width="12425*"/>
    </style:style>
    <style:style style:name="Table3.C" style:family="table-column">
      <style:table-column-properties style:column-width="1.995cm" style:rel-column-width="6878*"/>
    </style:style>
    <style:style style:name="Table3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156218"/>
    </style:style>
    <style:style style:name="P3" style:family="paragraph" style:parent-style-name="Footer">
      <style:paragraph-properties fo:text-align="center" style:justify-single-word="false"/>
      <style:text-properties officeooo:paragraph-rsid="0035704b"/>
    </style:style>
    <style:style style:name="P4" style:family="paragraph" style:parent-style-name="Standard">
      <style:paragraph-properties fo:text-align="end" style:justify-single-word="false"/>
      <style:text-properties fo:font-size="9pt" officeooo:paragraph-rsid="00442c31" style:font-size-asian="9pt" style:font-size-complex="9pt"/>
    </style:style>
    <style:style style:name="P5" style:family="paragraph" style:parent-style-name="Standard">
      <style:paragraph-properties fo:text-align="end" style:justify-single-word="false"/>
      <style:text-properties fo:font-size="9pt" officeooo:rsid="00442c31" officeooo:paragraph-rsid="00442c31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fo:font-size="9pt" officeooo:rsid="00442c31" officeooo:paragraph-rsid="00442c31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officeooo:paragraph-rsid="0042cec8"/>
    </style:style>
    <style:style style:name="P8" style:family="paragraph" style:parent-style-name="Standard">
      <style:paragraph-properties fo:text-align="start" style:justify-single-word="false"/>
      <style:text-properties officeooo:paragraph-rsid="00442c31"/>
    </style:style>
    <style:style style:name="P9" style:family="paragraph" style:parent-style-name="Table_20_Contents">
      <style:text-properties fo:font-size="9pt" officeooo:rsid="00442c31" style:font-size-asian="9pt" style:font-size-complex="9pt"/>
    </style:style>
    <style:style style:name="P10" style:family="paragraph" style:parent-style-name="Table_20_Contents">
      <style:text-properties fo:font-size="9pt" officeooo:rsid="00442c31" officeooo:paragraph-rsid="00442c31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font-size="9pt" officeooo:rsid="00442c31" officeooo:paragraph-rsid="00442c31" style:font-size-asian="9pt" style:font-size-complex="9pt"/>
    </style:style>
    <style:style style:name="P12" style:family="paragraph" style:parent-style-name="Table_20_Contents">
      <style:text-properties fo:font-size="9pt" fo:font-weight="normal" officeooo:rsid="00442c31" officeooo:paragraph-rsid="0044e5d8" style:font-size-asian="9pt" style:font-weight-asian="normal" style:font-size-complex="9pt" style:font-weight-complex="normal"/>
    </style:style>
    <style:style style:name="P13" style:family="paragraph" style:parent-style-name="Heading" style:master-page-name="First_20_Page">
      <style:paragraph-properties fo:margin-top="0cm" fo:margin-bottom="0cm" loext:contextual-spacing="false" fo:text-align="end" style:justify-single-word="false" style:page-number="auto"/>
      <style:text-properties officeooo:rsid="00442c31" officeooo:paragraph-rsid="00442c31"/>
    </style:style>
    <style:style style:name="P14" style:family="paragraph" style:parent-style-name="Table_20_Contents">
      <style:text-properties fo:font-size="9pt" officeooo:rsid="004f490b" officeooo:paragraph-rsid="004f490b" style:font-size-asian="9pt" style:font-size-complex="9pt"/>
    </style:style>
    <style:style style:name="P15" style:family="paragraph" style:parent-style-name="Table_20_Contents">
      <style:text-properties fo:font-size="9pt" officeooo:rsid="00442c31" officeooo:paragraph-rsid="0050df1d" style:font-size-asian="9pt" style:font-size-complex="9pt"/>
    </style:style>
    <style:style style:name="P16" style:family="paragraph" style:parent-style-name="Standard">
      <style:paragraph-properties fo:text-align="end" style:justify-single-word="false"/>
      <style:text-properties fo:font-size="9pt" fo:font-weight="bold" officeooo:rsid="00442c31" officeooo:paragraph-rsid="00442c31" style:font-size-asian="9pt" style:font-weight-asian="bold" style:font-size-complex="9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9pt" officeooo:rsid="00442c31" officeooo:paragraph-rsid="00442c31" style:font-size-asian="9pt" style:font-size-complex="9pt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9pt" officeooo:rsid="0046ca84" officeooo:paragraph-rsid="0046ca84" style:font-size-asian="9pt" style:font-size-complex="9pt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9pt" officeooo:rsid="0047a050" officeooo:paragraph-rsid="0047a050" style:font-size-asian="9pt" style:font-size-complex="9pt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9pt" officeooo:rsid="0047a050" officeooo:paragraph-rsid="00480b46" style:font-size-asian="9pt" style:font-size-complex="9pt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9pt" officeooo:rsid="00494372" officeooo:paragraph-rsid="00494372" style:font-size-asian="9pt" style:font-size-complex="9pt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9pt" officeooo:rsid="004cf936" officeooo:paragraph-rsid="004cf936" style:font-size-asian="9pt" style:font-size-complex="9pt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9pt" officeooo:rsid="021ae693" officeooo:paragraph-rsid="0046ca84" style:font-size-asian="9pt" style:font-size-complex="9pt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9pt" officeooo:rsid="004a62a6" officeooo:paragraph-rsid="004a62a6" style:font-size-asian="9pt" style:font-size-complex="9pt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9pt" officeooo:rsid="004b14ec" officeooo:paragraph-rsid="004b14ec" style:font-size-asian="9pt" style:font-size-complex="9pt"/>
    </style:style>
    <style:style style:name="P26" style:family="paragraph" style:parent-style-name="Standard">
      <style:paragraph-properties fo:text-align="end" style:justify-single-word="false"/>
      <style:text-properties fo:font-size="9pt" officeooo:paragraph-rsid="004f490b" style:font-size-asian="9pt" style:font-size-complex="9pt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46ca84" officeooo:paragraph-rsid="0046ca84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0pt" officeooo:rsid="00351204" style:font-size-asian="10pt" style:font-name-complex="Arial" style:font-size-complex="10pt"/>
    </style:style>
    <style:style style:name="T3" style:family="text">
      <style:text-properties style:font-name="Liberation Sans2" fo:font-size="10pt" officeooo:rsid="003397e8" style:font-size-asian="10pt" style:font-name-complex="Arial" style:font-size-complex="10pt"/>
    </style:style>
    <style:style style:name="T4" style:family="text">
      <style:text-properties style:font-name="Liberation Sans2" fo:font-size="10pt" officeooo:rsid="0042cec8" style:font-size-asian="10pt" style:font-name-complex="Arial" style:font-size-complex="10pt"/>
    </style:style>
    <style:style style:name="T5" style:family="text">
      <style:text-properties style:font-name="Liberation Sans2" fo:font-size="10pt" officeooo:rsid="0035704b" style:font-size-asian="10pt" style:font-name-complex="Arial" style:font-size-complex="10pt"/>
    </style:style>
    <style:style style:name="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2" fo:font-size="11pt" style:font-size-asian="11pt" style:font-name-complex="Arial" style:font-size-complex="11pt"/>
    </style:style>
    <style:style style:name="T8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7a050" style:font-weight-asian="bold" style:font-weight-complex="bold"/>
    </style:style>
    <style:style style:name="T12" style:family="text">
      <style:text-properties fo:font-weight="bold" officeooo:rsid="004f490b" style:font-weight-asian="bold" style:font-weight-complex="bold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218fbda" style:font-size-asian="9pt" style:font-size-complex="9pt"/>
    </style:style>
    <style:style style:name="T15" style:family="text">
      <style:text-properties fo:font-size="9pt" fo:font-weight="normal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442c31" style:font-size-asian="9pt" style:font-weight-asian="normal" style:font-size-complex="9pt" style:font-weight-complex="normal"/>
    </style:style>
    <style:style style:name="T17" style:family="text">
      <style:text-properties officeooo:rsid="0046ca84"/>
    </style:style>
    <style:style style:name="T18" style:family="text">
      <style:text-properties officeooo:rsid="021bebbe"/>
    </style:style>
    <style:style style:name="T19" style:family="text">
      <style:text-properties officeooo:rsid="00480b46"/>
    </style:style>
    <style:style style:name="T20" style:family="text">
      <style:text-properties officeooo:rsid="00494372"/>
    </style:style>
    <style:style style:name="T21" style:family="text">
      <style:text-properties officeooo:rsid="0049cc23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 Light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 Light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Zápis jednání</text:p>
          </table:table-cell>
          <table:table-cell table:style-name="Table4.A1" office:value-type="string">
            <text:p text:style-name="P26">Místo: <text:span text:style-name="T10">Jihlava </text:span><text:span text:style-name="T12">| Žižkova 1882/57</text:span></text:p>
            <text:p text:style-name="P4">Termín: <text:span text:style-name="T10">2017/01/31 12:00-14:00</text:span></text:p>
            <text:p text:style-name="P5"><text:span text:style-name="T9">Příští termín:</text:span><text:span text:style-name="T10"> nebyl stanoven</text:span></text:p>
          </table:table-cell>
        </table:table-row>
      </table:table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iniciátor: <text:span text:style-name="T10">Otevřená města, z. s.</text:span></text:p>
          </table:table-cell>
          <table:table-cell table:style-name="Table1.A1" office:value-type="string">
            <text:p text:style-name="P11"><office:annotation office:name="__Annotation__4409_1648786936"><dc:creator>Ladislav Nešněra</dc:creator><dc:date>2017-02-05T21:32:25</dc:date><loext:sender-initials>LN</loext:sender-initials><text:p text:style-name="P28"><text:span text:style-name="T22">audio/video konference</text:span></text:p><text:p text:style-name="P28"><text:span text:style-name="T23">osobní schůzka</text:span></text:p><text:p text:style-name="P28"><text:span text:style-name="T23">telefonát</text:span></text:p></office:annotation>forma<office:annotation-end office:name="__Annotation__4409_1648786936"/>: <text:span text:style-name="T10">osobní schůzka</text:span></text:p>
          </table:table-cell>
        </table:table-row>
        <table:table-row>
          <table:table-cell table:style-name="Table1.A1" office:value-type="string">
            <text:p text:style-name="P10">organizátor: <text:span text:style-name="T10">BISON/Kraj Vysočina </text:span><text:span text:style-name="T11">(KV)</text:span></text:p>
          </table:table-cell>
          <table:table-cell table:style-name="Table1.A1" office:value-type="string">
            <text:p text:style-name="P10">zápis: <text:span text:style-name="T10">Ladislav Nešněra</text:span></text:p>
          </table:table-cell>
        </table:table-row>
        <table:table-row>
          <table:table-cell table:style-name="Table1.A1" office:value-type="string">
            <text:p text:style-name="P10">účastníci druhá strana:</text:p>
          </table:table-cell>
          <table:table-cell table:style-name="Table1.A1" office:value-type="string">
            <text:p text:style-name="P10">naše strana:</text:p>
          </table:table-cell>
        </table:table-row>
        <table:table-row>
          <table:table-cell table:style-name="Table1.A1" office:value-type="string">
            <text:p text:style-name="P14">Martin HADRAVA | odbor analýz a podpory řízení | <text:a xlink:type="simple" xlink:href="mailto:hadrava.m@kr-vysocina.cz" text:style-name="Internet_20_link" text:visited-style-name="Visited_20_Internet_20_Link">hadrava.m@kr-vysocina.cz</text:a> | +420 724 650 289</text:p>
            <text:p text:style-name="P14">..</text:p>
            <text:p text:style-name="P14">..</text:p>
          </table:table-cell>
          <table:table-cell table:style-name="Table1.A1" office:value-type="string">
            <text:p text:style-name="P10">Ladislav Nešněra</text:p>
          </table:table-cell>
        </table:table-row>
      </table:table>
      <text:p text:style-name="P7"><text:span text:style-name="Strong_20_Emphasis"><text:span text:style-name="T15"/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"><text:span text:style-name="Strong_20_Emphasis"><text:span text:style-name="T16">agenda:</text:span></text:span></text:p>
          </table:table-cell>
        </table:table-row>
        <table:table-row>
          <table:table-cell table:style-name="Table2.A1" office:value-type="string">
            <text:list xml:id="list8952435004841706163" text:style-name="L1">
              <text:list-item>
                <text:p text:style-name="P17">vzájemné představení spolků tj. BISON a Otevřená města</text:p>
              </text:list-item>
              <text:list-item>
                <text:p text:style-name="P17">registr smluv <text:span text:style-name="T17">spolku BISON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6">zápis:</text:p>
          </table:table-cell>
        </table:table-row>
        <table:table-row>
          <table:table-cell table:style-name="Table2.A1" office:value-type="string">
            <text:list xml:id="list608352180361589832" text:style-name="L2">
              <text:list-item>
                <text:p text:style-name="P18">krátce představena Otevřená města, jejich cíle a fungování</text:p>
              </text:list-item>
              <text:list-item>
                <text:p text:style-name="P18">představení spolku BISON</text:p>
                <text:list>
                  <text:list-item>
                    <text:p text:style-name="P19">po vzniku KV <text:span text:style-name="T19">(2001) </text:span>byl hejtmanem <text:a xlink:type="simple" xlink:href="https://cs.wikipedia.org/wiki/František_Dohnal_(politik)" text:style-name="Internet_20_link" text:visited-style-name="Visited_20_Internet_20_Link">František Dohnal</text:a>, který co by informatik upřednostnil vlastní vývoj <text:span text:style-name="T20">SW pokrývajícího agendu samosprávného fungování (nikoliv přeneseného) </text:span>před dodavatelským modelem, navíc jako otevřený SW. <text:span text:style-name="T20">Rozsahem se snaží o agendu krajského úřadu a jeho „zřízenek“ (moc pěkný pojem ;))</text:span></text:p>
                  </text:list-item>
                  <text:list-item>
                    <text:p text:style-name="P20">hledaly se cesty, jak <text:span text:style-name="T19">vytvořené </text:span>produkty dostat k uživatelům (primárně krajům), neboť <text:span text:style-name="T19">i přes projevený zájem (na Portál příspěvkových organizací se bylo podívat 12 ze 14 krajů) </text:span>pouhé nabídnutí kódu nepostačovalo. Poptávka byla po implementaci, přizpůsobení i uživatelské podpoře</text:p>
                  </text:list-item>
                  <text:list-item>
                    <text:p text:style-name="P19">v rámci kraje se nenašlo schůdné řešení pro výše uvedené, nejvýhodnějším variantou bylo založení spolku</text:p>
                  </text:list-item>
                  <text:list-item>
                    <text:p text:style-name="P20">podmínky pro zápis do rejstříku jsou splněny, aktuálně běží odvolací lhůta. <text:span text:style-name="T19">Členy jsou KV, Zlínský kraj a Nové Město na Moravě (NMNM) (Občanský zákoník neumožňuje vytvořit spolek pouze z krajů :))</text:span></text:p>
                  </text:list-item>
                  <text:list-item>
                    <text:p text:style-name="P21">vzhledem k této rané fázi nepadlo definitivní rozhodnutí o licenci, pravidlech nakládání či poskytování, finančních otázkách, <text:span text:style-name="T21">možnostech pro členy a nečleny, ..</text:span></text:p>
                  </text:list-item>
                  <text:list-item>
                    <text:p text:style-name="P22">již funguje info@spolek-bison.cz</text:p>
                  </text:list-item>
                </text:list>
              </text:list-item>
              <text:list-item>
                <text:p text:style-name="P18">představení produktu „Evidence smluv“</text:p>
                <text:list>
                  <text:list-item>
                    <text:p text:style-name="P27"><text:span text:style-name="T13">srovnání OM zamýšlených parametrů (souhrn z dokumentů </text:span><text:a xlink:type="simple" xlink:href="https://docs.google.com/document/d/1R9yExUEIJUapkPB5tSB5DeczBc8RiBTn9fvlBj-QSVc/edit" text:style-name="Internet_20_link" text:visited-style-name="Visited_20_Internet_20_Link"><text:span text:style-name="T14">Standard a architektura v1.13</text:span></text:a><text:span text:style-name="T14">, </text:span><text:a xlink:type="simple" xlink:href="https://docs.google.com/document/d/135ioix2-zJeH3bBnvk7F5eOE2_t5PG0iH6DMf75ncg0/edit#" text:style-name="Internet_20_link" text:visited-style-name="Visited_20_Internet_20_Link"><text:span text:style-name="T14">Projektový návrh</text:span></text:a><text:span text:style-name="T14"> </text:span><text:span text:style-name="T13">a z</text:span><text:a xlink:type="simple" xlink:href="http://ukoly.openalt.org/issues/3933#note-8" text:style-name="Internet_20_link" text:visited-style-name="Visited_20_Internet_20_Link"><text:span text:style-name="T14">adán</text:span></text:a><text:a xlink:type="simple" xlink:href="http://ukoly.openalt.org/issues/3933#note-8" text:style-name="Internet_20_link" text:visited-style-name="Visited_20_Internet_20_Link"><text:span text:style-name="T13">í RM</text:span></text:a><text:a xlink:type="simple" xlink:href="http://ukoly.openalt.org/issues/3933#note-8" text:style-name="Internet_20_link" text:visited-style-name="Visited_20_Internet_20_Link"><text:span text:style-name="T14">í</text:span></text:a><text:span text:style-name="T13">) a parametrů SW je v tabulce URL</text:span></text:p>
                  </text:list-item>
                  <text:list-item>
                    <text:p text:style-name="P23"><text:span text:style-name="T17">a</text:span>ktuálně implementováno v <text:span text:style-name="T18">KV </text:span>a nově v <text:span text:style-name="T19">NMNM</text:span></text:p>
                  </text:list-item>
                  <text:list-item>
                    <text:p text:style-name="P18">v tuto chvíli systém není primárně míně jako publikační (pro veřejnost) neb tuto roli převzal státní registr smluv (RS), ale KV zveřejňovala smlouvy na webu již od svého vzniku = není problém se k této praxi vrátit a definovat si vlastní rozsah publikovaných dat.</text:p>
                  </text:list-item>
                  <text:list-item>
                    <text:p text:style-name="P18">pracovníci KV byli testery (perlička - RS běžel v sousední místnosti)</text:p>
                  </text:list-item>
                  <text:list-item>
                    <text:p text:style-name="P24">čistě vývojářsky pokrývají dva interní a jeden externí pracovník</text:p>
                  </text:list-item>
                </text:list>
              </text:list-item>
              <text:list-item>
                <text:p text:style-name="P25">zmíněna platforma Portál příspěvkových organizací</text:p>
                <text:list>
                  <text:list-item>
                    <text:p text:style-name="P25">obecnější modulární produkt pokrývajíc agendu mezi krajem a zřízenkou</text:p>
                  </text:list-item>
                  <text:list-item>
                    <text:p text:style-name="P22">evidence smluv je nejstarším z nich</text:p>
                  </text:list-item>
                  <text:list-item>
                    <text:p text:style-name="P25">má vlastní IDM schopné interakce s AD (včetně zřízenek)</text:p>
                  </text:list-item>
                </text:list>
              </text:list-item>
              <text:list-item>
                <text:p text:style-name="P22">bylo krátce probíráno fungování krajů</text:p>
                <text:list>
                  <text:list-item>
                    <text:p text:style-name="P22">významná je <text:a xlink:type="simple" xlink:href="https://cs.wikipedia.org/wiki/Asociace_krajů_České_republiky" text:style-name="Internet_20_link" text:visited-style-name="Visited_20_Internet_20_Link">Asociace krajů ČR</text:a>, která zavedla mnohé standardy (např. každý kraj je vybaven videokonferenční místností). Jako kontakt tímto směrem doporučen Jan Forbelský</text:p>
                  </text:list-item>
                  <text:list-item>
                    <text:p text:style-name="P22">je běžné, že kraje nemají své vlastní ICT oddělení, často dokonce ani kapitolu v rozpočtu</text:p>
                  </text:list-item>
                </text:list>
              </text:list-item>
            </text:list>
          </table:table-cell>
        </table:table-row>
      </table:table>
      <text:p text:style-name="P7"><text:span text:style-name="Strong_20_Emphasis"><text:span text:style-name="T15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úkol</text:p>
          </table:table-cell>
          <table:table-cell table:style-name="Table3.A1" office:value-type="string">
            <text:p text:style-name="P10">odpovědnost</text:p>
          </table:table-cell>
          <table:table-cell table:style-name="Table3.A1" office:value-type="string">
            <text:p text:style-name="P9">termín</text:p>
          </table:table-cell>
        </table:table-row>
        <table:table-row>
          <table:table-cell table:style-name="Table3.A1" office:value-type="string">
            <text:p text:style-name="P10">-</text:p>
          </table:table-cell>
          <table:table-cell table:style-name="Table3.A1" office:value-type="string">
            <text:p text:style-name="P12">-</text:p>
          </table:table-cell>
          <table:table-cell table:style-name="Table3.A1" office:value-type="string">
            <text:p text:style-name="P15">2017/01/26</text:p>
          </table:table-cell>
        </table:table-row>
      </table:table>
      <text:p text:style-name="P7"><text:span text:style-name="Strong_20_Emphasis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officeooo:paragraph-rsid="00156218"/>
    </style:style>
    <style:style style:name="MP3" style:family="paragraph" style:parent-style-name="Footer">
      <style:paragraph-properties fo:text-align="center" style:justify-single-word="false"/>
      <style:text-properties officeooo:paragraph-rsid="0035704b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0pt" officeooo:rsid="00351204" style:font-size-asian="10pt" style:font-name-complex="Arial" style:font-size-complex="10pt"/>
    </style:style>
    <style:style style:name="MT4" style:family="text">
      <style:text-properties style:font-name="Liberation Sans2" fo:font-size="10pt" officeooo:rsid="003397e8" style:font-size-asian="10pt" style:font-name-complex="Arial" style:font-size-complex="10pt"/>
    </style:style>
    <style:style style:name="MT5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M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MT7" style:family="text">
      <style:text-properties style:font-name="Liberation Sans2" fo:font-size="10pt" officeooo:rsid="0042cec8" style:font-size-asian="10pt" style:font-name-complex="Arial" style:font-size-complex="10pt"/>
    </style:style>
    <style:style style:name="MT8" style:family="text">
      <style:text-properties style:font-name="Liberation Sans2" fo:font-size="10pt" officeooo:rsid="0035704b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55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1cm" fo:margin-right="1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74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/>
        <text:p text:style-name="MP3"><text:span text:style-name="MT3">Otevřená města, z. s.</text:span><text:span text:style-name="MT1"> • </text:span><text:span text:style-name="MT4">Malinovského náměstí 624/3, Brno</text:span><text:span text:style-name="MT1"> <text:s/>• IČO </text:span><text:span text:style-name="MT4">05129061</text:span><text:span text:style-name="MT5"><text:line-break/></text:span><text:span text:style-name="MT6">Web</text:span><text:span text:style-name="MT1"> </text:span><text:a xlink:type="simple" xlink:href="http://www.otevrenamesta.cz/" text:style-name="Internet_20_link" text:visited-style-name="Visited_20_Internet_20_Link"><text:span text:style-name="MT7">www.o</text:span></text:a><text:a xlink:type="simple" xlink:href="http://www.otevrenamesta.cz/" text:style-name="Internet_20_link" text:visited-style-name="Visited_20_Internet_20_Link"><text:span text:style-name="MT8">tevrenamest</text:span></text:a><text:a xlink:type="simple" xlink:href="http://www.otevrenamesta.cz/" text:style-name="Internet_20_link" text:visited-style-name="Visited_20_Internet_20_Link"><text:span text:style-name="MT7">a.cz</text:span></text:a><text:span text:style-name="MT1"> • E-mail </text:span><text:a xlink:type="simple" xlink:href="mailto:info@otevrenamesta.cz" text:style-name="Internet_20_link" text:visited-style-name="Visited_20_Internet_20_Link"><text:span text:style-name="MT7">info@otevrenamesta.cz</text:span></text:a>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2-05T22:56:41.825372052</dc:date>
    <meta:editing-cycles>84</meta:editing-cycles>
    <meta:editing-duration>P24DT13H22S</meta:editing-duration>
    <meta:generator>LibreOffice/5.1.6.2.0$Linux_x86 LibreOffice_project/10$Build-2</meta:generator>
    <dc:creator>Ladislav Nešněra</dc:creator>
    <meta:document-statistic meta:table-count="4" meta:image-count="0" meta:object-count="0" meta:page-count="1" meta:paragraph-count="47" meta:word-count="449" meta:character-count="2923" meta:non-whitespace-character-count="2542"/>
    <meta:user-defined meta:name="Informace 1"/>
    <meta:user-defined meta:name="Informace 2"/>
    <meta:user-defined meta:name="Informace 3"/>
    <meta:user-defined meta:name="Informace 4"/>
  </office:meta>
</office:document-meta>
</file>